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983a" officeooo:paragraph-rsid="001d983a"/>
    </style:style>
    <style:style style:name="P2" style:family="paragraph" style:parent-style-name="Standard">
      <style:text-properties fo:language="en" fo:country="US" officeooo:rsid="001d983a" officeooo:paragraph-rsid="001ed2af"/>
    </style:style>
    <style:style style:name="P3" style:family="paragraph" style:parent-style-name="Standard">
      <style:text-properties fo:language="en" fo:country="US" officeooo:rsid="001ed2af" officeooo:paragraph-rsid="001ed2af"/>
    </style:style>
    <style:style style:name="P4" style:family="paragraph" style:parent-style-name="Standard">
      <style:text-properties fo:language="en" fo:country="US" officeooo:rsid="001ed2af" officeooo:paragraph-rsid="001f3612"/>
    </style:style>
    <style:style style:name="P5" style:family="paragraph" style:parent-style-name="Standard" style:list-style-name="L1">
      <style:text-properties fo:language="en" fo:country="US" officeooo:rsid="001ed2af" officeooo:paragraph-rsid="001ed2af"/>
    </style:style>
    <style:style style:name="P6" style:family="paragraph" style:parent-style-name="Standard">
      <style:text-properties fo:language="en" fo:country="US" officeooo:rsid="001f3612" officeooo:paragraph-rsid="001f3612"/>
    </style:style>
    <style:style style:name="P7" style:family="paragraph" style:parent-style-name="Standard">
      <style:text-properties fo:language="en" fo:country="US" style:text-underline-style="solid" style:text-underline-width="auto" style:text-underline-color="font-color" officeooo:rsid="001f3612" officeooo:paragraph-rsid="001f3612"/>
    </style:style>
    <style:style style:name="P8" style:family="paragraph" style:parent-style-name="Standard">
      <style:text-properties fo:language="en" fo:country="US" style:text-underline-style="solid" style:text-underline-width="auto" style:text-underline-color="font-color" officeooo:rsid="001d983a" officeooo:paragraph-rsid="001f3612"/>
    </style:style>
    <style:style style:name="P9" style:family="paragraph" style:parent-style-name="Standard">
      <style:text-properties fo:language="en" fo:country="US" style:text-underline-style="solid" style:text-underline-width="auto" style:text-underline-color="font-color" officeooo:rsid="001ed2af" officeooo:paragraph-rsid="001f3612"/>
    </style:style>
    <style:style style:name="P10" style:family="paragraph" style:parent-style-name="Standard">
      <style:text-properties fo:language="en" fo:country="US" style:text-underline-style="solid" style:text-underline-width="auto" style:text-underline-color="font-color" fo:font-weight="bold" officeooo:rsid="00211024" officeooo:paragraph-rsid="00211024" style:font-weight-asian="bold" style:font-weight-complex="bold"/>
    </style:style>
    <style:style style:name="P11" style:family="paragraph" style:parent-style-name="Standard">
      <style:text-properties fo:language="en" fo:country="US" officeooo:rsid="0022b529" officeooo:paragraph-rsid="0022b529"/>
    </style:style>
    <style:style style:name="P12" style:family="paragraph" style:parent-style-name="Standard" style:list-style-name="L2">
      <style:text-properties fo:language="en" fo:country="US" officeooo:rsid="0022b529" officeooo:paragraph-rsid="0022b529"/>
    </style:style>
    <style:style style:name="P13" style:family="paragraph" style:parent-style-name="Standard" style:list-style-name="L3">
      <style:text-properties fo:language="en" fo:country="US" officeooo:rsid="0022b529" officeooo:paragraph-rsid="0022b529"/>
    </style:style>
    <style:style style:name="P14" style:family="paragraph" style:parent-style-name="Standard">
      <style:text-properties fo:language="en" fo:country="US" officeooo:rsid="00244328" officeooo:paragraph-rsid="00244328"/>
    </style:style>
    <style:style style:name="P15" style:family="paragraph" style:parent-style-name="Standard" style:list-style-name="L1">
      <style:text-properties fo:language="en" fo:country="US" officeooo:rsid="00244328" officeooo:paragraph-rsid="00244328"/>
    </style:style>
    <style:style style:name="P16" style:family="paragraph" style:parent-style-name="Standard">
      <style:text-properties officeooo:paragraph-rsid="001ed2af"/>
    </style:style>
    <style:style style:name="P17" style:family="paragraph" style:parent-style-name="Standard">
      <style:text-properties officeooo:rsid="001f3612" officeooo:paragraph-rsid="001f3612"/>
    </style:style>
    <style:style style:name="P18" style:family="paragraph" style:parent-style-name="Standard">
      <style:text-properties officeooo:paragraph-rsid="00244328"/>
    </style:style>
    <style:style style:name="P19" style:family="paragraph" style:parent-style-name="Standard">
      <style:text-properties officeooo:paragraph-rsid="00280e65"/>
    </style:style>
    <style:style style:name="T1" style:family="text">
      <style:text-properties officeooo:rsid="001ed2af"/>
    </style:style>
    <style:style style:name="T2" style:family="text">
      <style:text-properties officeooo:rsid="001f361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ed2af"/>
    </style:style>
    <style:style style:name="T5" style:family="text">
      <style:text-properties fo:language="en" fo:country="US" officeooo:rsid="001f3612"/>
    </style:style>
    <style:style style:name="T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fo:font-weight="bold" officeooo:rsid="001ed2af" style:font-weight-asian="bold" style:font-weight-complex="bold"/>
    </style:style>
    <style:style style:name="T8" style:family="text">
      <style:text-properties fo:language="en" fo:country="US" officeooo:rsid="0026f2b4"/>
    </style:style>
    <style:style style:name="T9" style:family="text">
      <style:text-properties fo:language="en" fo:country="US" officeooo:rsid="00244328"/>
    </style:style>
    <style:style style:name="T10" style:family="text">
      <style:text-properties fo:language="en" fo:country="US" officeooo:rsid="00280e65"/>
    </style:style>
    <style:style style:name="T11" style:family="text">
      <style:text-properties fo:language="en" fo:country="US" officeooo:rsid="00281958"/>
    </style:style>
    <style:style style:name="T12" style:family="text">
      <style:text-properties fo:language="en" fo:country="US" officeooo:rsid="0028a339"/>
    </style:style>
    <style:style style:name="T13" style:family="text">
      <style:text-properties officeooo:rsid="0022b529"/>
    </style:style>
    <style:style style:name="T14" style:family="text">
      <style:text-properties officeooo:rsid="00244328"/>
    </style:style>
    <style:style style:name="T15" style:family="text">
      <style:text-properties officeooo:rsid="00258c58"/>
    </style:style>
    <style:style style:name="T16" style:family="text">
      <style:text-properties officeooo:rsid="0026f2b4"/>
    </style:style>
    <style:style style:name="T17" style:family="text">
      <style:text-properties officeooo:rsid="00280e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teps</text:p>
      <text:p text:style-name="P1"/>
      <text:p text:style-name="P1">1. Sizing</text:p>
      <text:p text:style-name="P1">2. Economical dispatch</text:p>
      <text:p text:style-name="P1"/>
      <text:p text:style-name="P1">1. Sizing</text:p>
      <text:p text:style-name="P1"/>
      <text:p text:style-name="P1">In sizing we will find an optimum configuration of the hybrid system for a given demand. Hybrid system considered in this research will have the following units </text:p>
      <text:p text:style-name="P1"/>
      <text:p text:style-name="P10">Model</text:p>
      <text:p text:style-name="P7">Generation System</text:p>
      <text:p text:style-name="P1">NuScale type 77 MWe SMR</text:p>
      <text:p text:style-name="P1"/>
      <text:p text:style-name="P2">Wind turbine </text:p>
      <text:list xml:id="list146281957" text:style-name="L3">
        <text:list-item>
          <text:p text:style-name="P13">Wind profile given hourly</text:p>
        </text:list-item>
      </text:list>
      <text:p text:style-name="P11"/>
      <text:p text:style-name="P2"><text:span text:style-name="T1">Solar PV </text:span></text:p>
      <text:list xml:id="list3954724314" text:style-name="L2">
        <text:list-item>
          <text:p text:style-name="P12">Hourly solar energy </text:p>
        </text:list-item>
      </text:list>
      <text:p text:style-name="P2"/>
      <text:p text:style-name="P8"><text:span text:style-name="T1">Hydrogen </text:span><text:span text:style-name="T2">System</text:span></text:p>
      <text:p text:style-name="P2"><text:span text:style-name="T1">Hydrogen Plant </text:span><text:s/></text:p>
      <text:list xml:id="list1576775264" text:style-name="L1">
        <text:list-item>
          <text:p text:style-name="P15">kg H2 production per kWh</text:p>
        </text:list-item>
        <text:list-item>
          <text:p text:style-name="P5">Hydrogen Storage <text:span text:style-name="T14">Capacity</text:span></text:p>
        </text:list-item>
      </text:list>
      <text:p text:style-name="P3"/>
      <text:p text:style-name="P9">Demand Side </text:p>
      <text:p text:style-name="P4"><text:span text:style-name="T2">hourly electricity consumption, hydrogen consumption</text:span></text:p>
      <text:p text:style-name="P4"/>
      <text:p text:style-name="P7">Market</text:p>
      <text:p text:style-name="P6">Hourly price of electricity, hydrogen price</text:p>
      <text:p text:style-name="P3"/>
      <text:p text:style-name="P16"><text:span text:style-name="T7">Objective</text:span><text:span text:style-name="T4">: Minimizing cost </text:span><text:span text:style-name="T5">while providing the</text:span><text:span text:style-name="T4"> given demand</text:span></text:p>
      <text:p text:style-name="P16"><text:span text:style-name="T4"/></text:p>
      <text:p text:style-name="P19"><text:span text:style-name="T12">arg min </text:span><text:span text:style-name="T11">L</text:span><text:span text:style-name="T10">COE</text:span></text:p>
      <text:p text:style-name="P19"><text:span text:style-name="T10"/></text:p>
      <text:p text:style-name="P19"><text:span text:style-name="T10"/></text:p>
      <text:p text:style-name="P16"><text:span text:style-name="T4"/></text:p>
      <text:p text:style-name="P17"><text:span text:style-name="T7">C</text:span><text:span text:style-name="T6">onstraints</text:span><text:span text:style-name="T3">: </text:span></text:p>
      <text:p text:style-name="P6"><text:span text:style-name="T13">Max </text:span>Number of SMR units <text:span text:style-name="T14">(min,max):</text:span> <text:span text:style-name="T16">1</text:span><text:span text:style-name="T14">, </text:span><text:span text:style-name="T16">8</text:span></text:p>
      <text:p text:style-name="P14">Number of wind turbines (min, max): <text:span text:style-name="T16">1</text:span><text:span text:style-name="T15">, </text:span><text:span text:style-name="T16">30</text:span></text:p>
      <text:p text:style-name="P18"><text:span text:style-name="T8">Solar Energy Capacity MW</text:span><text:span text:style-name="T9"> (min, max): </text:span><text:span text:style-name="T8">1, 50</text:span></text:p>
      <text:p text:style-name="P11"/>
      <text:p text:style-name="P11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10:58:27.788128066</meta:creation-date>
    <dc:date>2023-04-24T19:00:14.638300081</dc:date>
    <meta:editing-duration>P1DT3H49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21" meta:character-count="729" meta:non-whitespace-character-count="630"/>
  </office:meta>
</office:document-meta>
</file>